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 Adjusted', 'Segoe UI', 'Liberation Sans', sans-serif" style:font-family-generic="swiss"/>
    <style:font-face style:name="arial" svg:font-family="arial" style:font-family-generic="swiss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style:page-number="auto" fo:background-color="transparent"/>
      <style:text-properties style:font-name="apple-system" fo:font-size="11pt" style:text-underline-style="none" fo:font-weight="normal" officeooo:rsid="000ce03e" officeooo:paragraph-rsid="0007433c" style:font-size-asian="9.60000038146973pt" style:font-weight-asian="normal" style:font-size-complex="11pt" style:font-weight-complex="normal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fo:background-color="transparent"/>
      <style:text-properties style:font-name="apple-system" fo:font-size="11pt" style:text-underline-style="none" fo:font-weight="normal" officeooo:rsid="000ce03e" officeooo:paragraph-rsid="0007433c" style:font-size-asian="9.60000038146973pt" style:font-weight-asian="normal" style:font-size-complex="11pt" style:font-weight-complex="normal"/>
    </style:style>
    <style:style style:name="P3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style:font-name="apple-system" fo:font-size="11pt" style:text-underline-style="none" fo:font-weight="normal" officeooo:rsid="00271907" officeooo:paragraph-rsid="0007433c" style:font-size-asian="9.60000038146973pt" style:font-weight-asian="normal" style:font-size-complex="11pt" style:font-weight-complex="normal"/>
    </style:style>
    <style:style style:name="P4" style:family="paragraph" style:parent-style-name="Text_20_body">
      <loext:graphic-properties draw:fill="none"/>
      <style:paragraph-properties fo:margin-left="1.499cm" fo:margin-right="0cm" fo:margin-top="0cm" fo:margin-bottom="0.247cm" style:contextual-spacing="false" fo:line-height="115%" fo:text-indent="-0.199cm" style:auto-text-indent="false" fo:background-color="transparent"/>
      <style:text-properties style:font-name="apple-system" fo:font-size="11pt" style:text-underline-style="none" fo:font-weight="normal" officeooo:rsid="00271907" officeooo:paragraph-rsid="0007433c" style:font-size-asian="9.60000038146973pt" style:font-weight-asian="normal" style:font-size-complex="11pt" style:font-weight-complex="normal"/>
    </style:style>
    <style:style style:name="P5" style:family="paragraph" style:parent-style-name="Text_20_body" style:master-page-name="">
      <loext:graphic-properties draw:fill="none"/>
      <style:paragraph-properties fo:margin-left="1.499cm" fo:margin-right="0cm" fo:margin-top="0cm" fo:margin-bottom="0.247cm" style:contextual-spacing="false" fo:line-height="115%" fo:text-indent="-0.199cm" style:auto-text-indent="false" style:page-number="auto" fo:background-color="transparent"/>
      <style:text-properties style:font-name="apple-system" fo:font-size="11pt" style:text-underline-style="none" fo:font-weight="normal" officeooo:rsid="00271907" officeooo:paragraph-rsid="0007433c" style:font-size-asian="9.60000038146973pt" style:font-weight-asian="normal" style:font-size-complex="11pt" style:font-weight-complex="normal"/>
    </style:style>
    <style:style style:name="P6" style:family="paragraph" style:parent-style-name="Text_20_body" style:master-page-name="">
      <loext:graphic-properties draw:fill="none"/>
      <style:paragraph-properties fo:margin-left="1.499cm" fo:margin-right="0cm" fo:margin-top="0cm" fo:margin-bottom="0.247cm" style:contextual-spacing="false" fo:line-height="115%" fo:text-indent="-0.199cm" style:auto-text-indent="false" style:page-number="auto" fo:background-color="transparent"/>
      <style:text-properties style:font-name="apple-system" fo:font-size="11pt" style:text-underline-style="none" fo:font-weight="normal" officeooo:rsid="00271907" officeooo:paragraph-rsid="000ac233" style:font-size-asian="9.60000038146973pt" style:font-weight-asian="normal" style:font-size-complex="11pt" style:font-weight-complex="normal"/>
    </style:style>
    <style:style style:name="P7" style:family="paragraph" style:parent-style-name="Text_20_body">
      <loext:graphic-properties draw:fill="none"/>
      <style:paragraph-properties fo:margin-left="1.3cm" fo:margin-right="0cm" fo:margin-top="0cm" fo:margin-bottom="0.247cm" style:contextual-spacing="false" fo:line-height="115%" fo:text-indent="0cm" style:auto-text-indent="false" fo:background-color="transparent"/>
      <style:text-properties style:font-name="apple-system" fo:font-size="10pt" style:text-underline-style="none" fo:font-weight="normal" officeooo:rsid="000ce03e" officeooo:paragraph-rsid="0007433c" style:font-size-asian="10pt" style:font-weight-asian="normal" style:font-size-complex="10pt" style:font-weight-complex="normal"/>
    </style:style>
    <style:style style:name="P8" style:family="paragraph" style:parent-style-name="Text_20_body" style:master-page-name="">
      <loext:graphic-properties draw:fill="none"/>
      <style:paragraph-properties fo:margin-left="1.3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apple-system" fo:font-size="10pt" style:text-underline-style="none" fo:font-weight="normal" officeooo:rsid="000ce03e" officeooo:paragraph-rsid="0007433c" style:font-size-asian="10pt" style:font-weight-asian="normal" style:font-size-complex="10pt" style:font-weight-complex="normal"/>
    </style:style>
    <style:style style:name="P9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style:font-name="apple-system" fo:font-size="10.5pt" style:text-underline-style="none" fo:font-weight="normal" officeooo:rsid="0007433c" officeooo:paragraph-rsid="0008851c" style:font-size-asian="10.5pt" style:font-weight-asian="normal" style:font-size-complex="10.5pt" style:font-weight-complex="normal"/>
    </style:style>
    <style:style style:name="P10" style:family="paragraph" style:parent-style-name="Text_20_body">
      <style:text-properties style:font-name="arial" fo:font-size="20pt" style:text-underline-style="solid" style:text-underline-width="auto" style:text-underline-color="font-color" fo:font-weight="bold" officeooo:rsid="000ce03e" officeooo:paragraph-rsid="0007433c" style:font-size-asian="20pt" style:font-weight-asian="bold" style:font-size-complex="20pt" style:font-weight-complex="bold"/>
    </style:style>
    <style:style style:name="P11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style:font-name="apple-system" fo:font-size="11pt" style:text-underline-style="none" fo:font-weight="normal" officeooo:rsid="000ce03e" officeooo:paragraph-rsid="0007433c" style:font-size-asian="9.60000038146973pt" style:font-weight-asian="normal" style:font-size-complex="11pt" style:font-weight-complex="normal"/>
    </style:style>
    <style:style style:name="P12" style:family="paragraph" style:parent-style-name="Text_20_body" style:list-style-name="L1">
      <loext:graphic-properties draw:fill="none"/>
      <style:paragraph-properties fo:margin-left="0cm" fo:margin-right="0cm" fo:text-indent="0cm" style:auto-text-indent="false" fo:background-color="transparent"/>
      <style:text-properties style:font-name="apple-system" fo:font-size="11pt" style:text-underline-style="none" fo:font-weight="normal" officeooo:rsid="0007433c" officeooo:paragraph-rsid="0007433c" style:font-size-asian="9.60000038146973pt" style:font-weight-asian="normal" style:font-size-complex="11pt" style:font-weight-complex="normal"/>
    </style:style>
    <style:style style:name="P13" style:family="paragraph" style:parent-style-name="Text_20_body" style:list-style-name="L1" style:master-page-name="">
      <loext:graphic-properties draw:fill="none"/>
      <style:paragraph-properties fo:margin-left="0.6cm" fo:margin-right="0cm" fo:text-indent="-0.6cm" style:auto-text-indent="false" style:page-number="auto" fo:background-color="transparent"/>
      <style:text-properties style:font-name="apple-system" fo:font-size="11pt" style:text-underline-style="none" fo:font-weight="normal" officeooo:rsid="0007433c" officeooo:paragraph-rsid="0007433c" style:font-size-asian="9.60000038146973pt" style:font-weight-asian="normal" style:font-size-complex="11pt" style:font-weight-complex="normal"/>
    </style:style>
    <style:style style:name="P14" style:family="paragraph" style:parent-style-name="Text_20_body" style:list-style-name="L1">
      <loext:graphic-properties draw:fill="none"/>
      <style:paragraph-properties fo:margin-left="0.6cm" fo:margin-right="0cm" fo:text-indent="-0.6cm" style:auto-text-indent="false" fo:background-color="transparent"/>
      <style:text-properties style:font-name="apple-system" fo:font-size="11pt" style:text-underline-style="none" fo:font-weight="normal" officeooo:rsid="0007433c" officeooo:paragraph-rsid="0007433c" style:font-size-asian="9.60000038146973pt" style:font-weight-asian="normal" style:font-size-complex="11pt" style:font-weight-complex="normal"/>
    </style:style>
    <style:style style:name="P15" style:family="paragraph" style:parent-style-name="Text_20_body" style:list-style-name="L1">
      <loext:graphic-properties draw:fill="none"/>
      <style:paragraph-properties fo:margin-left="0cm" fo:margin-right="0cm" fo:text-indent="0cm" style:auto-text-indent="false" fo:background-color="transparent"/>
      <style:text-properties style:font-name="apple-system" fo:font-size="11pt" style:text-underline-style="none" fo:font-weight="normal" officeooo:rsid="00110615" officeooo:paragraph-rsid="0007433c" style:font-size-asian="9.60000038146973pt" style:font-weight-asian="normal" style:font-size-complex="11pt" style:font-weight-complex="normal"/>
    </style:style>
    <style:style style:name="P16" style:family="paragraph" style:parent-style-name="Text_20_body" style:list-style-name="L1">
      <loext:graphic-properties draw:fill="none"/>
      <style:paragraph-properties fo:margin-left="0.6cm" fo:margin-right="0cm" fo:text-indent="-0.6cm" style:auto-text-indent="false" fo:background-color="transparent"/>
      <style:text-properties style:font-name="apple-system" fo:font-size="11pt" style:text-underline-style="none" fo:font-weight="normal" officeooo:rsid="000ce03e" officeooo:paragraph-rsid="0007433c" style:font-size-asian="9.60000038146973pt" style:font-weight-asian="normal" style:font-size-complex="11pt" style:font-weight-complex="normal"/>
    </style:style>
    <style:style style:name="P17" style:family="paragraph" style:parent-style-name="Text_20_body" style:list-style-name="L1">
      <loext:graphic-properties draw:fill="none"/>
      <style:paragraph-properties fo:margin-left="0cm" fo:margin-right="0cm" fo:text-indent="0cm" style:auto-text-indent="false" fo:background-color="transparent"/>
      <style:text-properties style:font-name="apple-system" fo:font-size="11pt" style:text-underline-style="none" fo:font-weight="normal" officeooo:rsid="000ce03e" officeooo:paragraph-rsid="0007433c" style:font-size-asian="9.60000038146973pt" style:font-weight-asian="normal" style:font-size-complex="11pt" style:font-weight-complex="normal"/>
    </style:style>
    <style:style style:name="P18" style:family="paragraph" style:parent-style-name="Text_20_body" style:list-style-name="L1">
      <loext:graphic-properties draw:fill="none"/>
      <style:paragraph-properties fo:margin-left="1.499cm" fo:margin-right="0cm" fo:text-indent="-1.499cm" style:auto-text-indent="false" fo:background-color="transparent"/>
      <style:text-properties style:font-name="apple-system" fo:font-size="11pt" style:text-underline-style="none" fo:font-weight="normal" officeooo:rsid="00271907" officeooo:paragraph-rsid="0007433c" style:font-size-asian="9.60000038146973pt" style:font-weight-asian="normal" style:font-size-complex="11pt" style:font-weight-complex="normal"/>
    </style:style>
    <style:style style:name="P19" style:family="paragraph" style:parent-style-name="Text_20_body" style:list-style-name="L1">
      <loext:graphic-properties draw:fill="none"/>
      <style:paragraph-properties fo:margin-left="1.499cm" fo:margin-right="0cm" fo:text-indent="-1.499cm" style:auto-text-indent="false" fo:background-color="transparent"/>
      <style:text-properties style:font-name="apple-system" fo:font-size="11pt" style:text-underline-style="none" fo:font-weight="normal" officeooo:rsid="0008851c" officeooo:paragraph-rsid="0008851c" style:font-size-asian="9.60000038146973pt" style:font-weight-asian="normal" style:font-size-complex="11pt" style:font-weight-complex="normal"/>
    </style:style>
    <style:style style:name="P20" style:family="paragraph" style:parent-style-name="Text_20_body" style:list-style-name="L2" style:master-page-name="">
      <loext:graphic-properties draw:fill="none"/>
      <style:paragraph-properties fo:margin-left="1.3cm" fo:margin-right="0cm" fo:margin-top="0cm" fo:margin-bottom="0.247cm" style:contextual-spacing="false" fo:line-height="115%" fo:text-indent="-1.3cm" style:auto-text-indent="false" style:page-number="auto" fo:background-color="transparent"/>
      <style:text-properties style:font-name="apple-system" fo:font-size="10pt" style:text-underline-style="none" fo:font-weight="normal" officeooo:rsid="000ce03e" officeooo:paragraph-rsid="0007433c" style:font-size-asian="10pt" style:font-weight-asian="normal" style:font-size-complex="10pt" style:font-weight-complex="normal"/>
    </style:style>
    <style:style style:name="P21" style:family="paragraph" style:parent-style-name="Text_20_body" style:list-style-name="L1">
      <loext:graphic-properties draw:fill="none"/>
      <style:paragraph-properties fo:margin-left="0.6cm" fo:margin-right="0cm" fo:text-indent="-0.6cm" style:auto-text-indent="false" fo:background-color="transparent"/>
      <style:text-properties style:font-name="apple-system" fo:font-size="10.5pt" style:text-underline-style="none" fo:font-weight="normal" officeooo:rsid="000ce03e" officeooo:paragraph-rsid="0007433c" style:font-size-asian="10.5pt" style:font-weight-asian="normal" style:font-size-complex="10.5pt" style:font-weight-complex="normal"/>
    </style:style>
    <style:style style:name="P22" style:family="paragraph" style:parent-style-name="Text_20_body" style:list-style-name="L3">
      <loext:graphic-properties draw:fill="none"/>
      <style:paragraph-properties fo:margin-left="1.499cm" fo:margin-right="0cm" fo:text-indent="-1.499cm" style:auto-text-indent="false" fo:background-color="transparent"/>
      <style:text-properties style:text-underline-style="solid" style:text-underline-width="auto" style:text-underline-color="font-color" officeooo:paragraph-rsid="000ac233"/>
    </style:style>
    <style:style style:name="T1" style:family="text">
      <style:text-properties officeooo:rsid="002576e6"/>
    </style:style>
    <style:style style:name="T2" style:family="text">
      <style:text-properties officeooo:rsid="001f9b73"/>
    </style:style>
    <style:style style:name="T3" style:family="text">
      <style:text-properties fo:font-style="normal" officeooo:rsid="0012f7de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officeooo:rsid="0012f7de" style:font-style-asian="normal" style:font-style-complex="normal"/>
    </style:style>
    <style:style style:name="T5" style:family="text">
      <style:text-properties officeooo:rsid="001ea704"/>
    </style:style>
    <style:style style:name="T6" style:family="text">
      <style:text-properties officeooo:rsid="000ce03e"/>
    </style:style>
    <style:style style:name="T7" style:family="text">
      <style:text-properties officeooo:rsid="001fb0b3"/>
    </style:style>
    <style:style style:name="T8" style:family="text">
      <style:text-properties officeooo:rsid="0007433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07433c"/>
    </style:style>
    <style:style style:name="T12" style:family="text">
      <style:text-properties style:font-name="apple-system" fo:font-size="11pt" fo:font-weight="normal" officeooo:rsid="000ac233" style:font-size-asian="9.60000038146973pt" style:font-weight-asian="normal" style:font-size-complex="11pt" style:font-weight-complex="normal"/>
    </style:style>
    <style:style style:name="T13" style:family="text">
      <style:text-properties style:font-name="apple-system" fo:font-size="11pt" fo:font-weight="normal" officeooo:rsid="000bbfe8" style:font-size-asian="9.60000038146973pt" style:font-weight-asian="normal" style:font-size-complex="11pt" style:font-weight-complex="normal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cess for restoring the database</text:p>
      <text:p text:style-name="P9">(<text:span text:style-name="T9">note : replace ‘name’ with the original file name in below commands</text:span>)</text:p>
      <text:list xml:id="list795392449" text:style-name="L1">
        <text:list-header>
          <text:p text:style-name="P12">Open folder in which your backup files are :</text:p>
        </text:list-header>
        <text:list-item>
          <text:p text:style-name="P15"><text:span text:style-name="T8">G</text:span>ive permissions of read and write <text:span text:style-name="T2">and executable </text:span>to the backup files<text:span text:style-name="T8">(log and dmp both)</text:span></text:p>
          <text:p text:style-name="P12">Open terminal in that folder :</text:p>
        </text:list-item>
        <text:list-item>
          <text:p text:style-name="P16">sudo docker cp <text:span text:style-name="T4">name</text:span><text:span text:style-name="T3">.log</text:span> <text:span text:style-name="T8">oracle19db</text:span>:/<text:span text:style-name="T8">home/oracle/IMP_DMP/backups</text:span>/ </text:p>
          <text:p text:style-name="P16"><text:s text:c="5"/>sudo docker cp <text:span text:style-name="T4">name</text:span><text:span text:style-name="T3">.dmp </text:span><text:span text:style-name="T8">oracle19db :</text:span>/<text:span text:style-name="T8">home/oracle/IMP_DMP/backups</text:span>/</text:p>
          <text:p text:style-name="P17"/>
          <text:p text:style-name="P12">Open another terminal :</text:p>
        </text:list-item>
        <text:list-item>
          <text:p text:style-name="P13">sudo docker start <text:s/><text:span text:style-name="T1">oracle19db</text:span></text:p>
        </text:list-item>
        <text:list-item>
          <text:p text:style-name="P14"><text:span text:style-name="T6">sudo docker exec -it </text:span><text:span text:style-name="T1">oracle19db</text:span><text:span text:style-name="T6"> bash</text:span></text:p>
        </text:list-item>
        <text:list-item>
          <text:p text:style-name="P16">sqlplus / as sysdba</text:p>
        </text:list-item>
        <text:list-item>
          <text:p text:style-name="P16">alter session set container = SEPDB;</text:p>
        </text:list-item>
      </text:list>
      <text:list xml:id="list1162523652" text:style-name="L2">
        <text:list-item>
          <text:p text:style-name="P20">DROP USER ACCESS_MANAGEMENT CASCADE;</text:p>
        </text:list-item>
      </text:list>
      <text:p text:style-name="P8">DROP USER COMMON_MASTERS CASCADE;</text:p>
      <text:p text:style-name="P7">DROP USER COMMON_TRANSACTIONS CASCADE;</text:p>
      <text:p text:style-name="P7">DROP USER LMS_PUBLIC CASCADE;</text:p>
      <text:p text:style-name="P7">DROP USER CLM_MASTERS CASCADE;</text:p>
      <text:p text:style-name="P7">DROP USER CATALOG_USER CASCADE;</text:p>
      <text:p text:style-name="P7">DROP USER EOD_BOD_PROCESS CASCADE;</text:p>
      <text:p text:style-name="P7">DROP USER GL_MASTERS CASCADE;</text:p>
      <text:p text:style-name="P7">DROP USER GL_TRANSACTIONS CASCADE;</text:p>
      <text:p text:style-name="P7">DROP USER LMS_MASTERS CASCADE;</text:p>
      <text:p text:style-name="P7">DROP USER LMS_WORKFLOW CASCADE;</text:p>
      <text:p text:style-name="P7">DROP USER LOAN_ONBOARDING CASCADE;</text:p>
      <text:p text:style-name="P7">DROP USER LOAN_TRANSACTIONS CASCADE;</text:p>
      <text:p text:style-name="P7">DROP USER TENANT_MASTERS CASCADE;</text:p>
      <text:list xml:id="list135010389949235" text:continue-list="list795392449" text:style-name="L1">
        <text:list-item>
          <text:p text:style-name="P21">CREATE OR REPLACE DIRECTORY <text:span text:style-name="T7">dirimp</text:span> AS '/home/oracle/IMP_DMP/<text:span text:style-name="T5">backups</text:span>';</text:p>
        </text:list-item>
        <text:list-item>
          <text:p text:style-name="P21">GRANT READ, WRITE ON DIRECTORY <text:span text:style-name="T7">dirimp</text:span> TO system;</text:p>
        </text:list-item>
        <text:list-item>
          <text:p text:style-name="P16">EXIT</text:p>
        </text:list-item>
        <text:list-item>
          <text:p text:style-name="P16">impdp <text:s/>system/Oracle123@sepdb \</text:p>
        </text:list-item>
      </text:list>
      <text:p text:style-name="P1"><text:s text:c="2"/>DIRECTORY=<text:span text:style-name="T7">dirimp </text:span>\</text:p>
      <text:p text:style-name="P2"><text:s text:c="2"/>DUMPFILE=<text:span text:style-name="T11">name</text:span>.dmp \</text:p>
      <text:p text:style-name="P2"><text:soft-page-break/><text:s text:c="2"/>LOGFILE=<text:span text:style-name="T10">name</text:span>.log \</text:p>
      <text:p text:style-name="P2"><text:s text:c="2"/>FULL=Y</text:p>
      <text:list xml:id="list135010156789262" text:continue-numbering="true" text:style-name="L1">
        <text:list-header>
          <text:p text:style-name="P11"/>
        </text:list-header>
        <text:list-item>
          <text:p text:style-name="P16">sqlplus / as sysdba</text:p>
        </text:list-item>
        <text:list-item>
          <text:p text:style-name="P16">alter session set container = SEPDB;</text:p>
        </text:list-item>
        <text:list-item>
          <text:p text:style-name="P18">grant all privileges to lms_dml;</text:p>
        </text:list-item>
      </text:list>
      <text:list xml:id="list2113992814" text:style-name="L3">
        <text:list-item>
          <text:p text:style-name="P22"><text:span text:style-name="T12">Run th</text:span><text:span text:style-name="T13">ese below commands</text:span><text:span text:style-name="T12"> only first time you restore:</text:span></text:p>
        </text:list-item>
      </text:list>
      <text:p text:style-name="P6">CREATE PUBLIC SYNONYM batch_job_execution_seq FOR lms_public.batch_job_execution_seq;</text:p>
      <text:p text:style-name="P5">CREATE PUBLIC SYNONYM batch_job_seq FOR lms_public.batch_job_seq;</text:p>
      <text:p text:style-name="P4">CREATE PUBLIC SYNONYM batch_step_execution_seq FOR lms_public.batch_step_execution_seq;</text:p>
      <text:p text:style-name="P4">CREATE PUBLIC SYNONYM batch_job_execution FOR lms_public.batch_job_execution;</text:p>
      <text:p text:style-name="P4">CREATE PUBLIC SYNONYM batch_job_execution_context FOR lms_public.batch_job_execution_context;</text:p>
      <text:p text:style-name="P4">CREATE PUBLIC SYNONYM batch_job_execution_params FOR lms_public.batch_job_execution_params;</text:p>
      <text:p text:style-name="P4">CREATE PUBLIC SYNONYM batch_job_instance FOR lms_public.batch_job_instance;</text:p>
      <text:p text:style-name="P4">CREATE PUBLIC SYNONYM batch_step_execution FOR lms_public.batch_step_execution;</text:p>
      <text:p text:style-name="P4">CREATE PUBLIC SYNONYM batch_step_execution_context FOR lms_public.batch_step_execution_context;</text:p>
      <text:p text:style-name="P4">CREATE PUBLIC SYNONYM lms_revinfo FOR lms_public.revinfo;</text:p>
      <text:list xml:id="list135010088188734" text:continue-list="list135010156789262" text:style-name="L1">
        <text:list-item>
          <text:p text:style-name="P19">exit</text:p>
        </text:list-item>
      </text:list>
      <text:p text:style-name="P3">CREATE TABLE common_masters.customer_kyc_details_m (<text:line-break/>customer_kyc_detail_id number(19) NOT NULL,<text:line-break/>customer_demographics_id number(19) NULL,<text:line-break/>external_customer_id number(19) NULL,<text:line-break/>loan_number varchar(50) NULL,<text:line-break/>id_type varchar(50) NULL,<text:line-break/>kyc_no varchar(50) NULL,<text:line-break/>issued_at varchar(50) NULL,<text:line-break/>issue_date date NULL,<text:line-break/>expiry_date date NULL,<text:line-break/>remark varchar(255) NULL,<text:line-break/>field1 varchar(150) NULL,<text:line-break/>field2 varchar(150) NULL,<text:line-break/>field3 varchar(150) NULL,<text:line-break/>field4 varchar(150) NULL,<text:line-break/><text:soft-page-break/>field5 varchar(150) NULL,<text:line-break/>field6 varchar(150) NULL,<text:line-break/>field7 varchar(150) NULL,<text:line-break/>created_by varchar(30) NULL,<text:line-break/>creation_date_time timestamp NULL,<text:line-break/>creation_remarks varchar(150) NULL,<text:line-break/>decision_by varchar(30) NULL,<text:line-break/>decision_date_time timestamp NULL,<text:line-break/>decision_remarks varchar(150) NULL,<text:line-break/>last_update_on timestamp NULL,<text:line-break/>record_date_time timestamp NULL,<text:line-break/>CONSTRAINT customer_kyc_details_m_pkey PRIMARY KEY (customer_kyc_detail_id)<text:line-break/>);<text:line-break/>alter table common_masters.customer_kyc_details_m add CONSTRAINT fkbfjp6l68unp8yxig5u5loke04 FOREIGN KEY (customer_demographics_id) REFERENCES common_masters.customer_demographics_m(customer_demographics_id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 Adjusted', 'Segoe UI', 'Liberation Sans', sans-serif" style:font-family-generic="swiss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2:16:34.638647993</meta:creation-date>
    <dc:date>2024-06-25T13:50:09.801328466</dc:date>
    <meta:editing-duration>PT12M6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3" meta:paragraph-count="52" meta:word-count="368" meta:character-count="3282" meta:non-whitespace-character-count="2970"/>
  </office:meta>
</office:document-meta>
</file>